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 style:list-style-name="L1">
      <style:paragraph-properties fo:text-align="justify" style:justify-single-word="false"/>
    </style:style>
    <style:style style:name="P4" style:family="paragraph" style:parent-style-name="Text_20_body" style:list-style-name="L2">
      <style:paragraph-properties fo:text-align="justify" style:justify-single-word="false"/>
    </style:style>
    <style:style style:name="P5" style:family="paragraph" style:parent-style-name="Text_20_body" style:list-style-name="L3">
      <style:paragraph-properties fo:text-align="justify" style:justify-single-word="false"/>
    </style:style>
    <style:style style:name="P6" style:family="paragraph" style:parent-style-name="Text_20_body" style:list-style-name="L4">
      <style:paragraph-properties fo:text-align="justify" style:justify-single-word="false"/>
    </style:style>
    <style:style style:name="P7" style:family="paragraph" style:parent-style-name="Text_20_body" style:list-style-name="L5">
      <style:paragraph-properties fo:text-align="justify" style:justify-single-word="false"/>
    </style:style>
    <style:style style:name="P8" style:family="paragraph" style:parent-style-name="Text_20_body" style:list-style-name="L6">
      <style:paragraph-properties fo:text-align="justify" style:justify-single-word="false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6cm" style:auto-text-indent="false" style:page-number="auto" fo:background-color="transparent">
        <style:tab-stops>
          <style:tab-stop style:position="1.005cm"/>
        </style:tab-stops>
      </style:paragraph-properties>
    </style:style>
    <style:style style:name="P10" style:family="paragraph" style:parent-style-name="Text_20_body" style:list-style-name="L7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text-indent="1.101cm" style:auto-text-indent="false" style:page-number="auto" fo:background-color="transparent">
        <style:tab-stops>
          <style:tab-stop style:position="1.005cm"/>
        </style:tab-stops>
      </style:paragraph-properties>
      <style:text-properties fo:font-style="normal" fo:font-weight="normal" officeooo:rsid="00035949" officeooo:paragraph-rsid="00035949" style:font-style-asian="normal" style:font-weight-asian="normal" style:font-style-complex="normal" style:font-weight-complex="normal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Heading_20_4">
      <style:paragraph-properties fo:text-align="justify" style:justify-single-word="false"/>
    </style:style>
    <style:style style:name="P13" style:family="paragraph" style:parent-style-name="Heading_20_2">
      <style:paragraph-properties fo:text-align="justify" style:justify-single-word="false"/>
    </style:style>
    <style:style style:name="P14" style:family="paragraph" style:parent-style-name="Horizontal_20_Line">
      <style:paragraph-properties fo:text-align="justify" style:justify-single-word="false"/>
    </style:style>
    <style:style style:name="T1" style:family="text">
      <style:text-properties officeooo:rsid="00035949"/>
    </style:style>
    <style:style style:name="T2" style:family="text">
      <style:text-properties fo:font-weight="bold" officeooo:rsid="00035949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officeooo:rsid="00035949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<text:span text:style-name="Strong_20_Emphasis">ТЕХНИЧЕСКАЯ СПЕЦИФИКАЦИЯ ДИЗАЙНА: GRINDSTONE</text:span></text:h>
      <text:h text:style-name="P11" text:outline-level="3"><text:span text:style-name="Strong_20_Emphasis">1. ДИЗАЙН-СИСТЕМА &amp; ГЛОБАЛЬНЫЕ КОМПОНЕНТЫ</text:span></text:h>
      <text:h text:style-name="P12" text:outline-level="4"><text:span text:style-name="Strong_20_Emphasis">Цветовая палитра (Color Palette)</text:span></text:h>
      <text:list xml:id="list3707651315" text:style-name="L1">
        <text:list-item>
          <text:p text:style-name="P3"><text:span text:style-name="Strong_20_Emphasis">Primary (Основной):</text:span> <text:span text:style-name="Source_20_Text">#3366FF</text:span> (синий, акцентные кнопки, выделение)</text:p>
        </text:list-item>
        <text:list-item>
          <text:p text:style-name="P3"><text:span text:style-name="Strong_20_Emphasis">Secondary (Второстепенный):</text:span> <text:span text:style-name="Source_20_Text">#666666</text:span> (серый, второстепенные кнопки, текст)</text:p>
        </text:list-item>
        <text:list-item>
          <text:p text:style-name="P3"><text:span text:style-name="Strong_20_Emphasis">Success (Успех):</text:span> <text:span text:style-name="Source_20_Text">#22C55E</text:span> (зеленый, завершенные задачи, успешные действия)</text:p>
        </text:list-item>
        <text:list-item>
          <text:p text:style-name="P3"><text:span text:style-name="Strong_20_Emphasis">Warning (Предупреждение):</text:span> <text:span text:style-name="Source_20_Text">#F59E0B</text:span> (желтый/оранжевый, предупреждения, высокий приоритет)</text:p>
        </text:list-item>
        <text:list-item>
          <text:p text:style-name="P3"><text:span text:style-name="Strong_20_Emphasis">Error (Ошибка):</text:span> <text:span text:style-name="Source_20_Text">#EF4444</text:span> (красный, ошибки, удаление, критичный приоритет)</text:p>
        </text:list-item>
        <text:list-item>
          <text:p text:style-name="P3"><text:span text:style-name="Strong_20_Emphasis">Background Light (Светлый фон):</text:span> <text:span text:style-name="Source_20_Text">#FFFFFF</text:span></text:p>
        </text:list-item>
        <text:list-item>
          <text:p text:style-name="P3"><text:span text:style-name="Strong_20_Emphasis">Background Light Secondary:</text:span> <text:span text:style-name="Source_20_Text">#F9FAFB</text:span></text:p>
        </text:list-item>
        <text:list-item>
          <text:p text:style-name="P3"><text:span text:style-name="Strong_20_Emphasis">Background Dark (Темный фон):</text:span> <text:span text:style-name="Source_20_Text">#111827</text:span></text:p>
        </text:list-item>
        <text:list-item>
          <text:p text:style-name="P3"><text:span text:style-name="Strong_20_Emphasis">Background Dark Secondary:</text:span> <text:span text:style-name="Source_20_Text">#1F2937</text:span></text:p>
        </text:list-item>
        <text:list-item>
          <text:p text:style-name="P3"><text:span text:style-name="Strong_20_Emphasis">Text Light (Текст на светлом):</text:span> <text:span text:style-name="Source_20_Text">#111827</text:span></text:p>
        </text:list-item>
        <text:list-item>
          <text:p text:style-name="P3"><text:span text:style-name="Strong_20_Emphasis">Text Dark (Текст на темном):</text:span> <text:span text:style-name="Source_20_Text">#F3F4F6</text:span></text:p>
        </text:list-item>
        <text:list-item>
          <text:p text:style-name="P3"><text:span text:style-name="Strong_20_Emphasis">Border Light:</text:span> <text:span text:style-name="Source_20_Text">#E5E7EB</text:span></text:p>
        </text:list-item>
        <text:list-item>
          <text:p text:style-name="P3"><text:span text:style-name="Strong_20_Emphasis">Border Dark:</text:span> <text:span text:style-name="Source_20_Text">#374151</text:span></text:p>
        </text:list-item>
      </text:list>
      <text:h text:style-name="P12" text:outline-level="4"><text:span text:style-name="Strong_20_Emphasis">Типографика (Typography)</text:span></text:h>
      <text:list xml:id="list1166015172" text:style-name="L2">
        <text:list-item>
          <text:p text:style-name="P4"><text:span text:style-name="Strong_20_Emphasis">Шрифт:</text:span> Inter (или система sans-serif: <text:span text:style-name="Source_20_Text">-apple-system, BlinkMacSystemFont, "Segoe UI"</text:span>)</text:p>
        </text:list-item>
        <text:list-item>
          <text:p text:style-name="P4"><text:span text:style-name="Strong_20_Emphasis">Размеры (px):</text:span></text:p>
          <text:list>
            <text:list-item>
              <text:p text:style-name="P4">H1: <text:span text:style-name="Source_20_Text">32px</text:span> (Заголовки страниц)</text:p>
            </text:list-item>
            <text:list-item>
              <text:p text:style-name="P4">H2: <text:span text:style-name="Source_20_Text">24px</text:span> (Заголовки секций)</text:p>
            </text:list-item>
            <text:list-item>
              <text:p text:style-name="P4">H3: <text:span text:style-name="Source_20_Text">20px</text:span> (Подзаголовки)</text:p>
            </text:list-item>
            <text:list-item>
              <text:p text:style-name="P4">Body Large: <text:span text:style-name="Source_20_Text">18px</text:span> (Основной текст)</text:p>
            </text:list-item>
            <text:list-item>
              <text:p text:style-name="P4">Body: <text:span text:style-name="Source_20_Text">16px</text:span> (Стандартный текст, параграфы)</text:p>
            </text:list-item>
            <text:list-item>
              <text:p text:style-name="P4">Small: <text:span text:style-name="Source_20_Text">14px</text:span> (Вспомогательный текст, подписи)</text:p>
            </text:list-item>
            <text:list-item>
              <text:p text:style-name="P4">Tiny: <text:span text:style-name="Source_20_Text">12px</text:span> (Метки, время)</text:p>
            </text:list-item>
          </text:list>
        </text:list-item>
      </text:list>
      <text:h text:style-name="P12" text:outline-level="4"><text:soft-page-break/><text:span text:style-name="Strong_20_Emphasis">Компоненты (Components)</text:span></text:h>
      <text:list xml:id="list3618714879" text:style-name="L3">
        <text:list-item>
          <text:p text:style-name="P5"><text:span text:style-name="Strong_20_Emphasis">Кнопки (Buttons):</text:span></text:p>
          <text:list>
            <text:list-item>
              <text:p text:style-name="P5"><text:span text:style-name="Strong_20_Emphasis">Primary:</text:span> <text:span text:style-name="Source_20_Text">bg-primary-600, text-white, rounded-lg, padding: 10px 20px</text:span></text:p>
            </text:list-item>
            <text:list-item>
              <text:p text:style-name="P5"><text:span text:style-name="Strong_20_Emphasis">Secondary:</text:span> <text:span text:style-name="Source_20_Text">bg-transparent, border border-gray-300, text-gray-700, rounded-lg, padding: 10px 20px</text:span></text:p>
            </text:list-item>
            <text:list-item>
              <text:p text:style-name="P5"><text:span text:style-name="Strong_20_Emphasis">Size S:</text:span> <text:span text:style-name="Source_20_Text">padding: 6px 12px, text-sm</text:span></text:p>
            </text:list-item>
            <text:list-item>
              <text:p text:style-name="P5"><text:span text:style-name="Strong_20_Emphasis">Size M (стандарт):</text:span> <text:span text:style-name="Source_20_Text">padding: 10px 20px</text:span></text:p>
            </text:list-item>
            <text:list-item>
              <text:p text:style-name="P5"><text:span text:style-name="Strong_20_Emphasis">Size L:</text:span> <text:span text:style-name="Source_20_Text">padding: 12px 24px</text:span></text:p>
            </text:list-item>
          </text:list>
        </text:list-item>
        <text:list-item>
          <text:p text:style-name="P5"><text:span text:style-name="Strong_20_Emphasis">Поля ввода (Inputs):</text:span> <text:span text:style-name="Source_20_Text">border border-gray-300, rounded-md, padding: 10px 14px, focus:border-primary-500</text:span></text:p>
        </text:list-item>
        <text:list-item>
          <text:p text:style-name="P5"><text:span text:style-name="Strong_20_Emphasis">Карточки (Cards):</text:span> <text:span text:style-name="Source_20_Text">bg-white/95, rounded-xl, shadow-sm, border border-gray-200</text:span> (Для темной темы инвертируется)</text:p>
        </text:list-item>
        <text:list-item>
          <text:p text:style-name="P5"><text:span text:style-name="Strong_20_Emphasis">Навигация (Sidebar):</text:span> Ширина: <text:span text:style-name="Source_20_Text">280px</text:span> (свернутая: <text:span text:style-name="Source_20_Text">64px</text:span>). <text:span text:style-name="Source_20_Text">bg-gray-50</text:span>, высота: <text:span text:style-name="Source_20_Text">100vh</text:span>.</text:p>
        </text:list-item>
      </text:list>
      <text:p text:style-name="P14"/>
      <text:h text:style-name="P11" text:outline-level="3"><text:span text:style-name="Strong_20_Emphasis">2. СТРУКТУРА И КОЛИЧЕСТВО СТРАНИЦ</text:span></text:h>
      <text:p text:style-name="P2">Всего в приложении <text:span text:style-name="Strong_20_Emphasis">9 основных страниц/экранов</text:span>:</text:p>
      <text:list xml:id="list3040008051" text:style-name="L4">
        <text:list-item>
          <text:p text:style-name="P6"><text:span text:style-name="Strong_20_Emphasis">Landing Page (Маркетинговая страница)</text:span></text:p>
          <text:list>
            <text:list-item>
              <text:p text:style-name="P6"><text:span text:style-name="Emphasis">Цель:</text:span> Рассказать о продукте, привлечь пользователей.</text:p>
            </text:list-item>
            <text:list-item>
              <text:p text:style-name="P6"><text:span text:style-name="Emphasis">Элементы:</text:span> Герой-блок (заголовок, описание, CTA "Начать"), фичи, FAQ.</text:p>
            </text:list-item>
          </text:list>
        </text:list-item>
        <text:list-item>
          <text:p text:style-name="P6"><text:span text:style-name="Strong_20_Emphasis">Auth Pages (Страницы аутентификации) - 2 в 1</text:span></text:p>
          <text:list>
            <text:list-item>
              <text:p text:style-name="P6"><text:span text:style-name="Strong_20_Emphasis">Логин:</text:span> Поля <text:span text:style-name="Source_20_Text">email</text:span>, <text:span text:style-name="Source_20_Text">password</text:span>, кнопка "Войти", ссылка "Нет аккаунта?".</text:p>
            </text:list-item>
            <text:list-item>
              <text:p text:style-name="P6"><text:span text:style-name="Strong_20_Emphasis">Регистрация:</text:span> Поля <text:span text:style-name="Source_20_Text">name</text:span>, <text:span text:style-name="Source_20_Text">email</text:span>, <text:span text:style-name="Source_20_Text">password</text:span>, <text:span text:style-name="Source_20_Text">confirm password</text:span>, кнопка "Создать аккаунт".</text:p>
            </text:list-item>
          </text:list>
        </text:list-item>
        <text:list-item>
          <text:p text:style-name="P6"><text:span text:style-name="Strong_20_Emphasis">Dashboard (Главная страница приложения)</text:span></text:p>
          <text:list>
            <text:list-item>
              <text:p text:style-name="P6"><text:span text:style-name="Emphasis">Цель:</text:span> Обзор всех рабочих пространств и проектов.</text:p>
            </text:list-item>
            <text:list-item>
              <text:p text:style-name="P6"><text:span text:style-name="Emphasis">Элементы:</text:span> Список <text:span text:style-name="Source_20_Text">Workspace &gt; Projects</text:span>, кнопка "+ Создать проект", недавние задачи.</text:p>
            </text:list-item>
          </text:list>
        </text:list-item>
        <text:list-item>
          <text:p text:style-name="P6"><text:span text:style-name="Strong_20_Emphasis">Workspace Settings (Настройки рабочего пространства)</text:span></text:p>
          <text:list>
            <text:list-item>
              <text:p text:style-name="P6"><text:span text:style-name="Emphasis">Элементы:</text:span> Вкладки "Общее", "Участники" (список, форма приглашения по email), "Опасная зона" (удаление).</text:p>
            </text:list-item>
          </text:list>
        </text:list-item>
        <text:list-item>
          <text:p text:style-name="P6"><text:span text:style-name="Strong_20_Emphasis">Project Page (Страница проекта) - ЯДРО ПРОДУКТА</text:span></text:p>
          <text:list>
            <text:list-item>
              <text:p text:style-name="P6"><text:span text:style-name="Emphasis">Элементы:</text:span></text:p>
              <text:list>
                <text:list-item>
                  <text:p text:style-name="P6"><text:soft-page-break/>Верхняя панель: Название проекта, меню ("Доска", "Файлы", "Страницы", "Настройки").</text:p>
                </text:list-item>
                <text:list-item>
                  <text:p text:style-name="P6"><text:span text:style-name="Strong_20_Emphasis">View 1: Доска (Kanban)</text:span>: 3-4 колонки (To Do, In Progress, Done). В каждой колонке список задач (карточка: название, приоритет, исполнитель). Кнопка "+ Добавить задачу" в каждой колонке.</text:p>
                </text:list-item>
                <text:list-item>
                  <text:p text:style-name="P6"><text:span text:style-name="Strong_20_Emphasis">View 2: Файлы</text:span>: Сетка или список загруженных файлов. Кнопка "Загрузить".</text:p>
                </text:list-item>
                <text:list-item>
                  <text:p text:style-name="P6"><text:span text:style-name="Strong_20_Emphasis">View 3: Страницы</text:span>: Древовидный список страниц. Кнопка "+ Новая страница".</text:p>
                </text:list-item>
                <text:list-item>
                  <text:p text:style-name="P6"><text:span text:style-name="Strong_20_Emphasis">View 4: Настройки проекта</text:span>: Название, описание, цвет, участники, удаление.</text:p>
                </text:list-item>
              </text:list>
            </text:list-item>
          </text:list>
        </text:list-item>
        <text:list-item>
          <text:p text:style-name="P6"><text:span text:style-name="Strong_20_Emphasis">Task Detail Modal (Модальное окно задачи)</text:span></text:p>
          <text:list>
            <text:list-item>
              <text:p text:style-name="P6"><text:span text:style-name="Emphasis">Открывается при клике на задачу в Kanban.</text:span></text:p>
            </text:list-item>
            <text:list-item>
              <text:p text:style-name="P6"><text:span text:style-name="Emphasis">Элементы:</text:span> Заголовок (редактируемый), описание (редактор), селектор "Исполнитель", дата "Срок", селектор "Приоритет", секция "Комментарии", секция "Вложения".</text:p>
            </text:list-item>
          </text:list>
        </text:list-item>
        <text:list-item>
          <text:p text:style-name="P6"><text:span text:style-name="Strong_20_Emphasis">Page Editor (Редактор вики-страницы)</text:span></text:p>
          <text:list>
            <text:list-item>
              <text:p text:style-name="P6"><text:span text:style-name="Emphasis">Элементы:</text:span> Панель форматирования (жирный, курсив, заголовки, списки, код). Блочный редактор (как в Notion). Кнопки "Сохранить", "Отменить".</text:p>
            </text:list-item>
          </text:list>
        </text:list-item>
        <text:list-item>
          <text:p text:style-name="P6"><text:span text:style-name="Strong_20_Emphasis">Search Results Page (Страница результатов поиска)</text:span></text:p>
          <text:list>
            <text:list-item>
              <text:p text:style-name="P6"><text:span text:style-name="Emphasis">Открывается после ввода запроса в глобальный поиск.</text:span></text:p>
            </text:list-item>
            <text:list-item>
              <text:p text:style-name="P6"><text:span text:style-name="Emphasis">Элементы:</text:span> Секции "Задачи", "Проекты", "Страницы", "Файлы". В каждой секции - список найденных элементов.</text:p>
            </text:list-item>
          </text:list>
        </text:list-item>
        <text:list-item>
          <text:p text:style-name="P6"><text:span text:style-name="Strong_20_Emphasis">User Profile (Профиль пользователя)</text:span></text:p>
          <text:list>
            <text:list-item>
              <text:p text:style-name="P6"><text:span text:style-name="Emphasis">Элементы:</text:span> Аватар, имя, email. Кнопка "Выйти".</text:p>
            </text:list-item>
          </text:list>
        </text:list-item>
      </text:list>
      <text:p text:style-name="P9"><text:span text:style-name="T1">10. </text:span><text:span text:style-name="T2">Шаблоны <text:s/>(Не будет видна и пробраться будет невозможно, и будет доступна только во время разработки сайта)</text:span></text:p>
      <text:list xml:id="list2083078542" text:style-name="L7">
        <text:list-item>
          <text:p text:style-name="P10"><text:span text:style-name="T3">Элементы</text:span>: Всё что будет использоваться в сайте на разных страницах. </text:p>
        </text:list-item>
      </text:list>
      <text:p text:style-name="P2"><text:span text:style-name="T2"/></text:p>
      <text:p text:style-name="P14"/>
      <text:h text:style-name="P11" text:outline-level="3"><text:span text:style-name="Strong_20_Emphasis">3. АДАПТИВНОСТЬ И РАЗРЕШЕНИЯ (Responsive Design)</text:span></text:h>
      <text:p text:style-name="P2">Дизайн будет адаптирован под 3 основных типа устройств:</text:p>
      <text:list xml:id="list3569499939" text:style-name="L5">
        <text:list-item>
          <text:p text:style-name="P7"><text:span text:style-name="Strong_20_Emphasis">Desktop (ПК) - Основной фокус</text:span></text:p>
          <text:list>
            <text:list-item>
              <text:p text:style-name="P7"><text:span text:style-name="Strong_20_Emphasis">Разрешения:</text:span> <text:span text:style-name="Source_20_Text">&gt; 1024px</text:span> (1280px, 1440px, 1920px, 2560px).</text:p>
            </text:list-item>
            <text:list-item>
              <text:p text:style-name="P7"><text:soft-page-break/><text:span text:style-name="Strong_20_Emphasis">Макет:</text:span> Слева - фиксированная панель навигации (280px). Справа - основной контент.</text:p>
            </text:list-item>
          </text:list>
        </text:list-item>
        <text:list-item>
          <text:p text:style-name="P7"><text:span text:style-name="Strong_20_Emphasis">Tablet (Планшет)</text:span></text:p>
          <text:list>
            <text:list-item>
              <text:p text:style-name="P7"><text:span text:style-name="Strong_20_Emphasis">Разрешения:</text:span> <text:span text:style-name="Source_20_Text">768px - 1024px</text:span>.</text:p>
            </text:list-item>
            <text:list-item>
              <text:p text:style-name="P7"><text:span text:style-name="Strong_20_Emphasis">Макет:</text:span> Слева - панель навигации либо скрыта в "гамбургер", либо сильно упрощена. Контент занимает всю ширину.</text:p>
            </text:list-item>
          </text:list>
        </text:list-item>
        <text:list-item>
          <text:p text:style-name="P7"><text:span text:style-name="Strong_20_Emphasis">Mobile (Телефон)</text:span></text:p>
          <text:list>
            <text:list-item>
              <text:p text:style-name="P7"><text:span text:style-name="Strong_20_Emphasis">Разрешения:</text:span> <text:span text:style-name="Source_20_Text">320px - 768px</text:span>.</text:p>
            </text:list-item>
            <text:list-item>
              <text:p text:style-name="P7"><text:span text:style-name="Strong_20_Emphasis">Макет:</text:span> Панель навигации скрыта в выдвижное меню ("гамбургер"). Все элементы идут в одну колонку (верстка столбцами). Kanban-доска скроллится горизонтально.</text:p>
            </text:list-item>
          </text:list>
        </text:list-item>
      </text:list>
      <text:p text:style-name="P14"/>
      <text:h text:style-name="P11" text:outline-level="3"><text:span text:style-name="Strong_20_Emphasis">4. ИНТЕРАКТИВНОСТЬ И СОСТОЯНИЯ (UI States)</text:span></text:h>
      <text:p text:style-name="P2">Для каждого интерактивного элемента будет предусмотрено 4 состояния:</text:p>
      <text:list xml:id="list3002199167" text:style-name="L6">
        <text:list-item>
          <text:p text:style-name="P8"><text:span text:style-name="Strong_20_Emphasis">Default</text:span> (По умолчанию)</text:p>
        </text:list-item>
        <text:list-item>
          <text:p text:style-name="P8"><text:span text:style-name="Strong_20_Emphasis">Hover</text:span> (Наведение курсора)</text:p>
        </text:list-item>
        <text:list-item>
          <text:p text:style-name="P8"><text:span text:style-name="Strong_20_Emphasis">Focus</text:span> (Элемент в фокусе, например, с клавиатуры)</text:p>
        </text:list-item>
        <text:list-item>
          <text:p text:style-name="P8"><text:span text:style-name="Strong_20_Emphasis">Disabled</text:span> (Неактивное состояние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6T08:56:22.420749299</meta:creation-date>
    <dc:date>2025-09-06T09:02:26.733377679</dc:date>
    <meta:editing-duration>PT6M7S</meta:editing-duration>
    <meta:editing-cycles>1</meta:editing-cycles>
    <meta:document-statistic meta:table-count="0" meta:image-count="0" meta:object-count="0" meta:page-count="4" meta:paragraph-count="85" meta:word-count="662" meta:character-count="4784" meta:non-whitespace-character-count="4278"/>
    <meta:generator>LibreOffice/6.0.7.3$Linux_x86 LibreOffice_project/00m0$Build-3</meta:generator>
  </office:meta>
</office:document-meta>
</file>